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LLLLSLSSLSSSSSSSSLSSLLLL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LLLLSLSSLSSSSSSSSLSSLLLL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LLLLSLSSLSSSSSSSSLSSLLLL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SSSSSSLSSSSSLLLL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6:51:09.25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16:51:58.529000000</dc:date>
    <meta:editing-duration>P3DT20H21M26S</meta:editing-duration>
    <meta:editing-cycles>3006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7" meta:object-count="0"/>
  </office:meta>
</office:document-meta>
</file>